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14cm"/>
    </style:style>
    <style:style style:name="Tabella4.B" style:family="table-column">
      <style:table-column-properties style:column-width="9.733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style:tab-stops>
          <style:tab-stop style:position="-2.501cm" style:type="right"/>
        </style:tab-stops>
      </style:paragraph-properties>
      <style:text-properties style:font-name="Times New Roman" fo:font-size="10.5pt" fo:font-weight="bold" fo:background-color="#ff9999" style:font-size-asian="10.5pt" style:font-weight-asian="bold" style:font-size-complex="10.5pt"/>
    </style:style>
    <style:style style:name="P16"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text-properties fo:font-size="10.5pt" fo:font-weight="bold" fo:background-color="#ff9999" style:font-size-asian="10.5pt" style:font-weight-asian="bold" style:font-size-complex="10.5pt"/>
    </style:style>
    <style:style style:name="P22" style:family="paragraph" style:parent-style-name="Standard">
      <style:paragraph-properties fo:text-align="justify" style:justify-single-word="false" fo:orphans="0" fo:widows="0">
        <style:tab-stops>
          <style:tab-stop style:position="0.751cm"/>
        </style:tab-stops>
      </style:paragraph-properties>
      <style:text-properties fo:font-size="10.5pt" style:font-size-asian="10.5pt" style:font-size-complex="10.5pt"/>
    </style:style>
    <style:style style:name="P23" style:family="paragraph" style:parent-style-name="Standard">
      <style:paragraph-properties fo:text-align="justify" style:justify-single-word="false"/>
      <style:text-properties fo:font-size="10.5pt" fo:background-color="#ccff00" style:font-size-asian="10.5pt" style:font-size-complex="10.5pt"/>
    </style:style>
    <style:style style:name="P24"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cc00" style:font-size-asian="10.5pt" style:font-size-complex="10.5pt"/>
    </style:style>
    <style:style style:name="P25"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ff99" style:font-size-asian="10.5pt" style:font-size-complex="10.5pt"/>
    </style:style>
    <style:style style:name="P26" style:family="paragraph" style:parent-style-name="Standard">
      <style:paragraph-properties fo:text-align="justify" style:justify-single-word="false" fo:orphans="0" fo:widows="0">
        <style:tab-stops>
          <style:tab-stop style:position="0.751cm"/>
        </style:tab-stops>
      </style:paragraph-properties>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0" style:family="paragraph" style:parent-style-name="Standard">
      <style:paragraph-properties fo:margin-left="0cm" fo:margin-right="0cm" fo:text-align="justify" style:justify-single-word="false" fo:text-indent="0cm" style:auto-text-indent="false"/>
      <style:text-properties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text-properties style:font-name="Times New Roman" fo:font-size="10.5pt" style:font-size-asian="10.5pt" style:font-size-complex="10.5pt"/>
    </style:style>
    <style:style style:name="P33" style:family="paragraph" style:parent-style-name="Normale">
      <style:paragraph-properties fo:text-align="end" style:justify-single-word="false"/>
      <style:text-properties style:font-name="Times New Roman" fo:font-size="10.5pt" style:font-size-asian="10.5pt" style:font-size-complex="10.5pt"/>
    </style:style>
    <style:style style:name="P3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5" style:family="paragraph" style:parent-style-name="Normale">
      <style:text-properties style:font-name="Times New Roman" fo:font-size="10.5pt" fo:background-color="#ff9999" style:font-size-asian="10.5pt" style:font-size-complex="10.5pt"/>
    </style:style>
    <style:style style:name="P36" style:family="paragraph" style:parent-style-name="Normale">
      <style:paragraph-properties fo:text-align="end" style:justify-single-word="false"/>
      <style:text-properties style:font-name="Times New Roman" fo:font-size="10.5pt" fo:background-color="#ff9999"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9"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40"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43"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44"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4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fo:color="#000000" fo:font-size="10.5pt" fo:background-color="#ff9999" style:font-size-asian="10.5pt" style:font-size-complex="10.5pt"/>
    </style:style>
    <style:style style:name="P48" style:family="paragraph" style:parent-style-name="Standard">
      <style:paragraph-properties fo:margin-left="0cm" fo:margin-right="0cm" fo:text-align="justify" style:justify-single-word="false" fo:text-indent="1.251cm" style:auto-text-indent="false"/>
      <style:text-properties fo:color="#000000" fo:font-size="10.5pt" fo:background-color="#ccff00"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font-size="10.5pt" fo:background-color="#ffff99" style:font-size-asian="10.5pt" style:font-size-complex="10.5pt"/>
    </style:style>
    <style:style style:name="P51"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52" style:family="paragraph" style:parent-style-name="Standard">
      <style:paragraph-properties fo:margin-left="0cm" fo:margin-right="0cm" fo:text-align="justify" style:justify-single-word="false" fo:text-indent="1.249cm" style:auto-text-indent="false"/>
      <style:text-properties fo:font-size="10.5pt" fo:background-color="#ff9999" style:font-size-asian="10.5pt" style:font-size-complex="10.5pt"/>
    </style:style>
    <style:style style:name="P53"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4" style:family="paragraph" style:parent-style-name="Text_20_body_20_indent">
      <style:text-properties style:font-name="Times New Roman" fo:font-size="9pt" fo:font-weight="normal" style:font-size-asian="9pt" style:font-weight-asian="normal" style:font-size-complex="9pt"/>
    </style:style>
    <style:style style:name="P55" style:family="paragraph" style:parent-style-name="Rientro_20_corpo_20_del_20_testo_20_2">
      <style:text-properties fo:color="#000000" fo:font-size="10.5pt" fo:background-color="#ffff00" style:font-size-asian="10.5pt" style:font-size-complex="10.5pt"/>
    </style:style>
    <style:style style:name="P56" style:family="paragraph" style:parent-style-name="Heading_20_1">
      <style:text-properties style:font-name="Times New Roman" fo:font-size="9pt" style:font-size-asian="9pt" style:font-name-complex="Times New Roman" style:font-size-complex="9pt"/>
    </style:style>
    <style:style style:name="P57"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ff99" style:font-size-asian="10.5pt" style:font-size-complex="10.5pt"/>
    </style:style>
    <style:style style:name="P58" style:family="paragraph" style:parent-style-name="Standard">
      <style:paragraph-properties fo:margin-left="0cm" fo:margin-right="0cm" fo:text-align="justify" style:justify-single-word="false" fo:text-indent="0cm" style:auto-text-indent="false"/>
      <style:text-properties style:font-name="Times New Roman" fo:font-size="10.5pt" style:font-size-asian="10.5pt" style:font-size-complex="10.5pt"/>
    </style:style>
    <style:style style:name="P59" style:family="paragraph" style:parent-style-name="Standard">
      <style:paragraph-properties fo:margin-left="0cm" fo:margin-right="0cm" fo:text-align="justify" style:justify-single-word="false" fo:text-indent="0cm" style:auto-text-indent="false"/>
      <style:text-properties style:font-name="Times New Roman" fo:font-size="10.5pt" fo:background-color="#ffcc00" style:font-size-asian="10.5pt" style:font-size-complex="10.5pt"/>
    </style:style>
    <style:style style:name="T1" style:family="text">
      <style:text-properties fo:font-weight="bold" style:font-weight-asian="bold"/>
    </style:style>
    <style:style style:name="T2" style:family="text">
      <style:text-properties fo:font-weight="bold" fo:background-color="#ccff00" style:font-weight-asian="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text-underline-style="none" fo:font-weight="normal" fo:background-color="#ffcc00" style:font-style-asian="italic" style:font-weight-asian="normal" style:font-weight-complex="normal"/>
    </style:style>
    <style:style style:name="T6" style:family="text">
      <style:text-properties fo:font-weight="normal" style:font-weight-asian="normal"/>
    </style:style>
    <style:style style:name="T7" style:family="text">
      <style:text-properties style:font-name="Times New Roman"/>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 style:family="text">
      <style:text-properties style:font-name="Times New Roman" fo:font-size="10.5pt" fo:background-color="#ffff99" style:font-size-asian="10.5pt" style:font-size-complex="10.5pt"/>
    </style:style>
    <style:style style:name="T11" style:family="text">
      <style:text-properties style:font-name="Times New Roman" fo:background-color="#ff9999"/>
    </style:style>
    <style:style style:name="T12" style:family="text">
      <style:text-properties style:font-name="Times New Roman" fo:font-weight="bold" style:font-weight-asian="bold"/>
    </style:style>
    <style:style style:name="T13" style:family="text">
      <style:text-properties style:font-name="Times New Roman" fo:font-size="10pt" fo:font-weight="normal" fo:background-color="#ffff99" style:font-size-asian="10pt" style:font-weight-asian="normal" style:font-size-complex="10pt" style:font-weight-complex="normal"/>
    </style:style>
    <style:style style:name="T14" style:family="text">
      <style:text-properties fo:background-color="#ccff00"/>
    </style:style>
    <style:style style:name="T15" style:family="text">
      <style:text-properties fo:background-color="#ffff99"/>
    </style:style>
    <style:style style:name="T16" style:family="text">
      <style:text-properties fo:background-color="transparent"/>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fo:background-color="#ffcc00" style:font-weight-asian="normal" style:font-weight-complex="normal"/>
    </style:style>
    <style:style style:name="T19" style:family="text">
      <style:text-properties fo:font-size="10.5pt" style:font-size-asian="10.5pt" style:font-size-complex="10.5pt"/>
    </style:style>
    <style:style style:name="T20" style:family="text">
      <style:text-properties fo:font-size="10.5pt" fo:font-weight="bold" fo:background-color="#ffcc00" style:font-size-asian="10.5pt" style:font-weight-asian="bold" style:font-size-complex="10.5pt"/>
    </style:style>
    <style:style style:name="T21" style:family="text">
      <style:text-properties fo:font-size="10.5pt" fo:background-color="#ffcc00"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ext:p text:style-name="Normale"><text:span text:style-name="Car._20_predefinito_20_paragrafo"><text:span text:style-name="T10">fascicolo: </text:span></text:span><text:span text:style-name="Car._20_predefinito_20_paragrafo"><text:span text:style-name="T13">[anno_fascicolo]</text:span></text:span><text:span text:style-name="Car._20_predefinito_20_paragrafo"><text:span text:style-name="T10"> /</text:span></text:span><text:span text:style-name="Car._20_predefinito_20_paragrafo"><text:span text:style-name="T13">[sub_fascicolo]</text:span></text:span></text:p>
          </table:table-cell>
          <table:table-cell table:style-name="Tabella6.A1" office:value-type="string">
            <text:p text:style-name="P33"/>
          </table:table-cell>
          <table:table-cell table:style-name="Tabella6.A1" office:value-type="string">
            <text:p text:style-name="P34">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0">[richiedenti.pec]</text:p>
            <text:p text:style-name="P34"/>
          </table:table-cell>
        </table:table-row>
        <table:table-row>
          <table:table-cell table:style-name="Tabella6.A1" office:value-type="string">
            <text:p text:style-name="P32">Allegati: //</text:p>
          </table:table-cell>
          <table:table-cell table:style-name="Tabella6.A1" office:value-type="string">
            <text:p text:style-name="P33"/>
          </table:table-cell>
          <table:table-cell table:style-name="Tabella6.A1" office:value-type="string">
            <text:p text:style-name="P34">[progettisti.nominativo;block=tbs:row;]</text:p>
            <text:p text:style-name="P34">[progettisti.indirizzo]</text:p>
            <text:p text:style-name="P31"><text:span text:style-name="Car._20_predefinito_20_paragrafo"><text:span text:style-name="T8">[progettisti.cap] [progettisti.comune] ([progettisti.prov])</text:span></text:span></text:p>
            <text:p text:style-name="P31"><text:span text:style-name="Car._20_predefinito_20_paragrafo"><text:span text:style-name="T8">[progettisti.pec]</text:span></text:span></text:p>
            <text:p text:style-name="P31"><text:span text:style-name="Car._20_predefinito_20_paragrafo"><text:span text:style-name="T8"/></text:span></text:p>
          </table:table-cell>
        </table:table-row>
        <table:table-row>
          <table:table-cell table:style-name="Tabella6.A1" office:value-type="string">
            <text:p text:style-name="P35"/>
          </table:table-cell>
          <table:table-cell table:style-name="Tabella6.A1" office:value-type="string">
            <text:p text:style-name="P36">E p.c</text:p>
          </table:table-cell>
          <table:table-cell table:style-name="Tabella6.A1" office:value-type="string">
            <text:p text:style-name="P21">All’Agenzia delle Entrate <text:s/></text:p>
            <text:p text:style-name="P21">Direzione Provinciale di Savona</text:p>
            <text:p text:style-name="P21">Ufficio Provinciale - Territorio</text:p>
            <text:p text:style-name="P15">dp.savona@pce.agenziaentrate.it </text:p>
            <text:p text:style-name="P15"/>
            <text:p text:style-name="P15">da eliminare a seconda delle richieste</text:p>
            <text:p text:style-name="P15"/>
            <text:p text:style-name="P15"/>
          </table:table-cell>
        </table:table-row>
      </table:table>
      <text:p text:style-name="P32"/>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tipo_pratica] 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46"/>
      <text:p text:style-name="P26"><text:tab/><text:tab/></text:p>
      <text:p text:style-name="P26"><text:span text:style-name="T16"><text:tab/></text:span><text:span text:style-name="T19">In riferimento alla </text:span><text:span text:style-name="T9">[tipo_pratica]</text:span><text:span text:style-name="T19"> indicata in oggetto e in riscontro alla comunicazione di fine lavori datata………, pervenuta il …………. e protocollata il ………… con il n. …………si comunica che: </text:span></text:p>
      <text:p text:style-name="P25"/>
      <text:p text:style-name="P25">In caso di scia o cila </text:p>
      <text:p text:style-name="P22"/>
      <text:p text:style-name="P25">ai sensi dell’art. 23, comma 8 del Regolamento Edilizio, la L.R. 16/08 e s.m.i. è necessario che <text:span text:style-name="T4">l’interessato unitamente alla comunicazione di ultimazione dei lavori, <text:s/>alleghi, oltre a tutti i documenti <text:s/>prescritti da specifiche norme di settore, il certificato finale previsto dalla normativa regionale in materia redatto da professionista abilitato, la ricevuta dell'avvenuta presentazione della variazione catastale conseguente alle opere realizzate, o una dichiarazione che le stesse non hanno comportato modifica del classamento, nonché tutta la documentazione prevista dalle norme vigenti relativamente al caso in specie.</text:span></text:p>
      <text:p text:style-name="P22"><text:soft-page-break/><text:tab/><text:tab/><text:span text:style-name="T15">Si precisa che nel caso in cui si attesti che le opere non hanno comportato modificazioni del classamento, occorre fare esplicito riferimento a quanto contenuto nella circolare 1/2006 dell’Agenzia del Territorio.</text:span></text:p>
      <text:p text:style-name="P25"><text:tab/><text:tab/>La documentazione richiesta dovrà essere prodotta entro e non oltre 30 giorni dal ricevimento della presente.</text:p>
      <text:p text:style-name="P50">Trascorso tale termine, in assenza della presentazione di quanto richiesto, verrà erogata la sanzione amministrativa prevista dall'art. 55 del Regolamento Edilizio.</text:p>
      <text:p text:style-name="P58"/>
      <text:p text:style-name="P59">X le dia</text:p>
      <text:p text:style-name="P13"><text:span text:style-name="T17"><text:tab/></text:span><text:span text:style-name="T18">In riferimento alla denuncia di inizio attività indicata in oggetto e in riscontro alla comunicazione di fine lavori datata………, pervenuta il …………. e protocollata il ………… con il n. …………si comunica che ai sensi dell’art. 26, comma 10 della L.R. 16/08 e s.m.i. è necessario che </text:span><text:span text:style-name="T5">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text:span text:style-name="T18"> </text:span></text:p>
      <text:p text:style-name="P26"><text:span text:style-name="T21"><text:tab/><text:tab/>Il tecnico al fine di verificare variazioni influenti o meno sul classamento e la rendita catastale dovrà fare riferimento all’allegato B della circolare n. 1/2006 dell’Agenzia del Territorio reperibile sul sito internet <text:s/></text:span><text:a xlink:type="simple" xlink:href="http://www.agenziaterritorio.it/documentazione/normativa/istruzioniecircolari" text:style-name="Internet_20_link" text:visited-style-name="Visited_20_Internet_20_Link"><text:span text:style-name="Internet_20_link"><text:span text:style-name="T20">www.agenziaterritorio.it/documentazione/normativa/istruzioniecircolari</text:span></text:span></text:a><text:span text:style-name="T20">.</text:span></text:p>
      <text:p text:style-name="P24"><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24"><text:tab/><text:tab/>La documentazione richiesta dovrà essere prodotta entro e non oltre 30 giorni dal ricevimento della presente.</text:p>
      <text:p text:style-name="P49"><text:span text:style-name="T7">Trascorso tale termine, in assenza della presentazione di quanto richiesto, <text:s/>verrà erogata la sanzione di </text:span><text:span text:style-name="T12">€ 1.033,00</text:span><text:span text:style-name="T7">, come previsto dalla norma di legge soprarichiamata.</text:span></text:p>
      <text:p text:style-name="P58"/>
      <text:p text:style-name="P58">Quando dichiarano che non occorre la variazione catastale …...... </text:p>
      <text:p text:style-name="P30"><text:span text:style-name="T11"><text:tab/></text:span><text:span text:style-name="T11">si comunica che, diversamente da quanto dichiarato nel certificato di collaudo finale allegato alla comunicazione di fine lavori, l'intervento realizzato risulta influente sul classamento e sulla rendita catastale come specificato nell'allegato B della circolare n. 1/2006 dell’Agenzia del Territorio e pertanto necessita di variazione catastale.</text:span></text:p>
      <text:p text:style-name="P52"><text:span text:style-name="T7">Pertanto è necessario provvedere a tale adempimento e a trasmettere entro </text:span>e non oltre 15 giorni dal ricevimento della presente, copia della rricevuta dell'avvenuta variazione catastale e della planimetria depositata.</text:p>
      <text:p text:style-name="P47">Trascorso tale termine, in assenza della presentazione di quanto richiesto, verrà erogata la sanzione di <text:span text:style-name="T1">€ 1.033,00</text:span>, come previsto dalla norma di legge sopra richiamata.</text:p>
      <text:p text:style-name="P30"/>
      <text:p text:style-name="P30">X gli ascensori </text:p>
      <text:p text:style-name="P30">…..... <text:span text:style-name="T14">si comunica che </text:span><text:span text:style-name="T2">l’Agenzia del Territorio, Ufficio Provinciale di Savona ora Agenzia dele Entrate </text:span><text:span text:style-name="T14">con nota datata 9.10.2006 prot. n. 10954-10967 ha precisato che in caso di installazione di ascensore condominiale è necessario che l’amministratore o il proprietario presentino in catasto una variazione mediante il solo elaborato planimetrico ove venga riportato fra le unità “bene comune non censibile” il vano ascensore. <text:s/>Sulla scorta di tale documentazione l’ufficio del Territorio provvederà a riesaminare tutte le pratiche relative alle unità immobiliari urbane ubicate nell’edificio per valutare le variazioni di categoria e/o classe eventualmente da apportare.</text:span></text:p>
      <text:p text:style-name="P23"><text:tab/>A tal fine si richiede di produrre la variazione catastale, secondo le modalità sopraevidenziate, <text:s/>entro e non oltre 30 giorni dal ricevimento della presente.</text:p>
      <text:p text:style-name="P48">Trascorso tale termine, in assenza della presentazione di quanto richiesto, <text:s/>verrà erogata la sanzione di <text:span text:style-name="T1">€ 1.033,00</text:span>, come previsto dalla norma di legge soprarichiamata.</text:p>
      <text:p text:style-name="P55"/>
      <text:p text:style-name="P55"/>
      <text:p text:style-name="P55"/>
      <text:p text:style-name="P55"/>
      <text:p text:style-name="P55"><text:soft-page-break/></text:p>
      <text:p text:style-name="P55">Si richiede inoltre di produrre le certificazioni di conformità di cui al DM 37/08 e relativi allegati obbligatori in merito agli impianti realizzati o modificati.</text:p>
      <text:p text:style-name="P38"/>
      <text:p text:style-name="P51">Distinti saluti.</text:p>
      <text:p text:style-name="P38"/>
      <table:table table:name="Tabella4" table:style-name="Tabella4">
        <table:table-column table:style-name="Tabella4.A"/>
        <table:table-column table:style-name="Tabella4.B"/>
        <table:table-row table:style-name="Tabella4.1">
          <table:table-cell table:style-name="Tabella4.A1" office:value-type="string">
            <text:p text:style-name="P40"/>
          </table:table-cell>
          <table:table-cell table:style-name="Tabella4.A1" office:value-type="string">
            <text:p text:style-name="P39"/>
          </table:table-cell>
        </table:table-row>
        <table:table-row table:style-name="Tabella4.1">
          <table:table-cell table:style-name="Tabella4.A1" office:value-type="string">
            <text:p text:style-name="P41"/>
          </table:table-cell>
          <table:table-cell table:style-name="Tabella4.A1" office:value-type="string">
            <text:p text:style-name="P40">Il Dirigente</text:p>
            <text:p text:style-name="P40">Arch. Giovanna Macario</text:p>
          </table:table-cell>
        </table:table-row>
      </table:table>
      <text:p text:style-name="P12"/>
      <text:h text:style-name="P56" text:outline-level="1">Informativa ai sensi dell’articolo 13 del D.Lgs 30 giugno 2003 n.196</text:h>
      <text:p text:style-name="P43"/>
      <text:p text:style-name="P4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53">Finalità del trattamento.</text:p>
      <text:p text:style-name="P4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4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3">Gli stessi dati possono altresì essere comunicati a privati o enti pubblici economici qualora ciò sia previsto da una norma di legge o di regolamento.</text:p>
      <text:p text:style-name="P54"/>
      <text:p text:style-name="P45">Dati personali.</text:p>
      <text:p text:style-name="P43">I dati richiesti devono essere indicati obbligatoriamente onde rendere possibile le verifiche sulla denuncia di inizio attività.</text:p>
      <text:p text:style-name="P43">Il rifiuto di fornire i dati richiesti comporterà l’impossibilità di rendere efficace la Sua denuncia.</text:p>
      <text:p text:style-name="P54"/>
      <text:p text:style-name="P45">Modalità di trattamento.</text:p>
      <text:p text:style-name="P43">I dati verranno trattati con modalità prevalentemente informatizzate e con logiche pienamente rispondenti alle finalità da perseguire anche mediante:</text:p>
      <text:p text:style-name="P43">Verifiche dei dati esposti nella domanda e documentazione allegata con altri dati in possesso del Comune di Savona;</text:p>
      <text:p text:style-name="P43">Verifiche dei dati contenuti nella domanda e nella documentazione allegata con i dati in possesso di altri organismi.</text:p>
      <text:p text:style-name="P54"/>
      <text:p text:style-name="P45">Titolari del trattamento.</text:p>
      <text:p text:style-name="P44"><text:span text:style-name="T6">Il Comune di Savona assume la qualifica </text:span><text:span text:style-name="T3">di titolare del trattamento dei dati personali</text:span><text:span text:style-name="T6">.</text:span></text:p>
      <text:p text:style-name="P43">Il responsabile del trattamento dei dati personali è il Direttore del Settore Pianificazione Territoriale Arch. Giovanna Macario.</text:p>
      <text:p text:style-name="P54"/>
      <text:p text:style-name="P45">Diritti dell’interessato.</text:p>
      <text:p text:style-name="P4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4"/>
      <text:p text:style-name="P45">Consenso.</text:p>
      <text:p text:style-name="P43">Il Comune di Savona, in quanto soggetto pubblico, non deve acquisire il consenso degli interessati per poter trattare i loro dati personali.</text:p>
      <text:p text:style-name="P54"/>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ext:p text:style-name="Standard"/>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e responsabile del procedimento:</text:p>
            </table:table-cell>
            <table:table-cell table:style-name="Tabella2.D1" office:value-type="string">
              <text:p text:style-name="MP7"/>
              <text:p text:style-name="MP7">Arch. Giovanna Macari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2">Tel. 019 -8310 ----</text:p>
            </table:table-cell>
            <table:table-cell table:style-name="Tabella2.B6" office:value-type="string">
              <text:p text:style-name="MP7"/>
            </table:table-cell>
            <table:table-cell table:style-name="Tabella2.D6" office:value-type="string">
              <text:p text:style-name="MP11"/>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3-17T12:06:23.51</dc:date>
    <meta:print-date>2013-02-20T09:35:00</meta:print-date>
    <meta:editing-cycles>31</meta:editing-cycles>
    <meta:editing-duration>PT2H50M50S</meta:editing-duration>
    <meta:generator>OpenOffice/4.1.0$Win32 OpenOffice.org_project/410m18$Build-9764</meta:generator>
    <meta:document-statistic meta:table-count="5" meta:image-count="1" meta:object-count="0" meta:page-count="3" meta:paragraph-count="96" meta:word-count="1300" meta:character-count="9600"/>
  </office:meta>
</office:document-meta>
</file>